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fo:background-color="#FBE2D5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FFFF00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background-color="#FFFF00"/>
      <style:text-properties fo:color="#FF0000"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BE2D5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/>
      <style:text-properties fo:color="#FF0000"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8.61483333333333cm"/>
    </style:style>
    <style:style style:name="co3" style:family="table-column">
      <style:table-column-properties fo:break-before="auto" style:column-width="2.264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_PHILIPPE_2025" table:style-name="ta1">
        <table:table-column table:style-name="co1" table:default-cell-style-name="ce17"/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2" table:default-cell-style-name="ce18"/>
        <table:table-column table:style-name="co3" table:number-columns-repeated="16378" table:default-cell-style-name="ce18"/>
        <table:table-row table:style-name="ro1">
          <table:table-cell table:number-columns-repeated="3" table:style-name="ce1"/>
          <table:table-cell office:value-type="string" table:style-name="ce1">
            <text:p>LISTING DE RUES</text:p>
          </table:table-cell>
          <table:table-cell table:number-columns-repeated="7" table:style-name="ce1"/>
          <table:table-cell table:number-columns-repeated="7" table:style-name="ce2"/>
          <table:table-cell table:number-columns-repeated="16366" table:style-name="ce1"/>
        </table:table-row>
        <table:table-row table:style-name="ro1">
          <table:table-cell table:number-columns-repeated="6" table:style-name="ce3"/>
          <table:table-cell table:number-columns-repeated="16378" table:style-name="ce2"/>
        </table:table-row>
        <table:table-row table:style-name="ro1">
          <table:table-cell office:value-type="string" table:style-name="ce4">
            <text:p>COMMUNE<text:s/>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COMPLEMENTS</text:p>
          </table:table-cell>
          <table:table-cell office:value-type="string" table:style-name="ce4">
            <text:p>NOMS DE VOIES</text:p>
          </table:table-cell>
          <table:table-cell office:value-type="string" table:style-name="ce4">
            <text:p>CODE POSTAL<text:s/></text:p>
          </table:table-cell>
          <table:table-cell office:value-type="string" table:style-name="ce4">
            <text:p>SECTEUR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N2 Basse Vallée Du N°1 au N°109</text:p>
          </table:table-cell>
          <table:table-cell office:value-type="float" office:value="97442" table:style-name="ce5">
            <text:p>97442</text:p>
          </table:table-cell>
          <table:table-cell office:value-type="string" table:style-name="ce7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oute Labourdonna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Edmond Albiu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a Ravin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u Paille en Queu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’Eco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u Cap Méchan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Commerso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Canell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oute du Brûlé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Kérautrai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a Chapel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Filao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Kervégue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Grévilléa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Marcel CAZA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oute forestièr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table:number-columns-repeated="2" table:style-name="ce11"/>
          <table:table-cell office:value-type="string" table:style-name="ce12">
            <text:p>RN2 Baril Du N°1 au N°55</text:p>
          </table:table-cell>
          <table:table-cell office:value-type="float" office:value="97442" table:style-name="ce5">
            <text:p>97442</text:p>
          </table:table-cell>
          <table:table-cell office:value-type="string" table:style-name="ce13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Lacaussad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Quai Gabrie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Mangu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Capucin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trois cas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Quai Pla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Péro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u Général de Gaul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Amiral LACAZ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Jean Albany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u 10 mai 1981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Péro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du Port du Bari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Baril les haut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Paul HOARAU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de la 2éme Citern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14">
            <text:p>Chemin de Ligne</text:p>
            <text:p/>
          </table:table-cell>
          <table:table-cell office:value-type="float" office:value="97442" table:style-name="ce5">
            <text:p>97442</text:p>
          </table:table-cell>
          <table:table-cell office:value-type="string" table:style-name="ce15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du Puits des Angla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14">
            <text:p>Chemin de Ceinture</text:p>
            <text:p/>
          </table:table-cell>
          <table:table-cell office:value-type="float" office:value="97442" table:style-name="ce5">
            <text:p>97442</text:p>
          </table:table-cell>
          <table:table-cell office:value-type="string" table:style-name="ce15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u Souffleur d’Arbonn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Magela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Christophe Colomb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Jacques Cartier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14">
            <text:p>Impasse Surcouf</text:p>
            <text:p/>
          </table:table-cell>
          <table:table-cell office:value-type="float" office:value="97442" table:style-name="ce5">
            <text:p>97442</text:p>
          </table:table-cell>
          <table:table-cell office:value-type="string" table:style-name="ce15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table:number-columns-repeated="2" table:style-name="ce11"/>
          <table:table-cell office:value-type="string" table:style-name="ce12">
            <text:p>RN2 M-L/RA/Tremblet du N°57 au 122</text:p>
          </table:table-cell>
          <table:table-cell office:value-type="float" office:value="97442" table:style-name="ce5">
            <text:p>97442</text:p>
          </table:table-cell>
          <table:table-cell office:value-type="string" table:style-name="ce13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de la Mer Cassé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SAFER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lle Pavé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lle des Anthurium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lle du 20 Décembr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lle Louis Philipp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Goyav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Badam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Pandanu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des Lil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’ Ancha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Luc Dona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a Cour des Frèr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Roland Garro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Jean TURP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Latan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u Stad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a Marin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Allée des Pamplemouss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Hibiscu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Letch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Allée des Palm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Place du Warren Hasting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du Centr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Vacoa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u Collèg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N2 Leconte Delis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16">
            <text:p>Rue de l'océa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a Pomp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Joseph Huber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Pierre Mendés Franc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a Républiqu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Vaco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Bougainvill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Warren Hasting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Alain Lombard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Alain Gerbaul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Poinséti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Bégoni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Orchidé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Pluie d’Or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Vanil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n2 Trinité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Pomm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Café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Les Sables Blanc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des Bambou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’Espéranc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Vieux Coco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Pierre Bérégovoy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Isnelle Amel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Mont-Ser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N2 Tremble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Grand Bass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des Girofl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Chemin Takamaka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 la Citée du Volca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Palmis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Impasse Citrons Galet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5">
            <text:p>SAINT-PHILIPPE</text:p>
          </table:table-cell>
          <table:table-cell table:number-columns-repeated="2" table:style-name="ce6"/>
          <table:table-cell office:value-type="string" table:style-name="ce6">
            <text:p>Rue des Myosot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LLE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20 DECEMBRE 1848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number-rows-repeated="2"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2EME CITERNE BARI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ALAIN LOMBARD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AMELIN ISNEL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LL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ANTHURIUM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BADAM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BAMBOU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BARI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ITE</text:p>
          </table:table-cell>
          <table:table-cell office:value-type="string" table:style-name="ce6">
            <text:p>LES</text:p>
          </table:table-cell>
          <table:table-cell office:value-type="string" table:style-name="ce6">
            <text:p>BEGONI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office:value-type="string" table:style-name="ce6">
            <text:p>DE</text:p>
          </table:table-cell>
          <table:table-cell office:value-type="string" table:style-name="ce6">
            <text:p>CEINTUR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CENTR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CERF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SUR CHEMIN DES</text:p>
          </table:table-cell>
          <table:table-cell office:value-type="string" table:style-name="ce6">
            <text:p>CERF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table:style-name="ce6"/>
          <table:table-cell office:value-type="string" table:style-name="ce6">
            <text:p>CHRISTOPHE COLOMB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CI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<text:s/>DE LA</text:p>
          </table:table-cell>
          <table:table-cell office:value-type="string" table:style-name="ce6">
            <text:p>CI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table:style-name="ce6"/>
          <table:table-cell office:value-type="string" table:style-name="ce6">
            <text:p>CITRONS GALET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COLLEG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SUR</text:p>
          </table:table-cell>
          <table:table-cell office:value-type="string" table:style-name="ce6">
            <text:p>COUF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number-rows-repeated="2"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COUR DES FRER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D'ANCHA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'</text:p>
          </table:table-cell>
          <table:table-cell office:value-type="string" table:style-name="ce6">
            <text:p>ESPERANC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number-rows-repeated="2"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FORESTIERE MARE LONGU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GIROFL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GOYAV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table:style-name="ce6"/>
          <table:table-cell office:value-type="string" table:style-name="ce6">
            <text:p>GRAND BASS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table:style-name="ce6"/>
          <table:table-cell office:value-type="string" table:style-name="ce6">
            <text:p>JACQUES CARTIER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JEAN TURP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JOSEPH HUBER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LATAN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LE TREMBLE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LECONTE DELIS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LES SABLES BLANC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LETCH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office:value-type="string" table:style-name="ce6">
            <text:p>DE</text:p>
          </table:table-cell>
          <table:table-cell office:value-type="string" table:style-name="ce6">
            <text:p>LIGNE DU BARI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LLE</text:p>
          </table:table-cell>
          <table:table-cell table:style-name="ce6"/>
          <table:table-cell office:value-type="string" table:style-name="ce6">
            <text:p>LOUIS PHILIPP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LUC DONA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table:style-name="ce6"/>
          <table:table-cell office:value-type="string" table:style-name="ce6">
            <text:p>MAGELLA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MARE LONGU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MARIN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PLAC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MARIN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number-rows-repeated="2"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table:style-name="ce6"/>
          <table:table-cell office:value-type="string" table:style-name="ce6">
            <text:p>MER CASSE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table:style-name="ce6"/>
          <table:table-cell office:value-type="string" table:style-name="ce6">
            <text:p>MONTSERI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MYOSOT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table:number-columns-repeated="2" table:style-name="ce6"/>
          <table:table-cell office:value-type="string" table:style-name="ce6">
            <text:p>N2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ORCHIDE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ALLE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PALMIER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table:style-name="ce6"/>
          <table:table-cell office:value-type="string" table:style-name="ce6">
            <text:p>PALMIS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ALLE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PAMPLEMOUSS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table:style-name="ce6"/>
          <table:table-cell office:value-type="string" table:style-name="ce6">
            <text:p>PAUL HOAREAU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LLE</text:p>
          </table:table-cell>
          <table:table-cell table:style-name="ce6"/>
          <table:table-cell office:value-type="string" table:style-name="ce6">
            <text:p>PAV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table:style-name="ce6"/>
          <table:table-cell office:value-type="string" table:style-name="ce6">
            <text:p>PERO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PIERRE BEREGOVOY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PIERRE MENDES FRANC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PLUIES D'OR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POINSETI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POMP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PUITS DES ANGLA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RAVINE ANGO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REPUBLIQU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ROLAND GARRO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table:style-name="ce6"/>
          <table:table-cell office:value-type="string" table:style-name="ce6">
            <text:p>SAFER MARE LONGU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SOUFFLEUR D'ARBONN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STAD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TAKAMAK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TRINI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VACO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table:style-name="ce6"/>
          <table:table-cell office:value-type="string" table:style-name="ce6">
            <text:p>VANIL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WARREN HASTING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10 MAI 1981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R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BARI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</text:p>
          </table:table-cell>
          <table:table-cell office:value-type="string" table:style-name="ce6">
            <text:p>CAUSSAD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GENERAL DEGAUL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JEAN ALBANY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table:style-name="ce6"/>
          <table:table-cell office:value-type="string" table:style-name="ce6">
            <text:p>PEROT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1 SUR</text:p>
          </table:table-cell>
          <table:table-cell office:value-type="string" table:style-name="ce6">
            <text:p>QUAI GABRIE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2 SUR</text:p>
          </table:table-cell>
          <table:table-cell office:value-type="string" table:style-name="ce6">
            <text:p>QUAI GABRIE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table:number-columns-repeated="2" table:style-name="ce6"/>
          <table:table-cell office:value-type="string" table:style-name="ce6">
            <text:p>QUAI GABRIE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QUAI PLA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TROIS CASES LE BARI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number-rows-repeated="2"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BASSE VALLE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BRU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U</text:p>
          </table:table-cell>
          <table:table-cell office:value-type="string" table:style-name="ce6">
            <text:p>CAP MECHANT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table:style-name="ce6"/>
          <table:table-cell office:value-type="string" table:style-name="ce6">
            <text:p>CASCAVELL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IMPASSE</text:p>
          </table:table-cell>
          <table:table-cell office:value-type="string" table:style-name="ce6">
            <text:p>SUR 46 CHEMIN</text:p>
          </table:table-cell>
          <table:table-cell office:value-type="string" table:style-name="ce6">
            <text:p>CASCAVELL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CHAPEL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COMMERSO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table:number-columns-repeated="2" table:style-name="ce6"/>
          <table:table-cell office:value-type="string" table:style-name="ce6">
            <text:p>D37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 L'</text:p>
          </table:table-cell>
          <table:table-cell office:value-type="string" table:style-name="ce6">
            <text:p>ECOL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EDMOND ALBIU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FILAO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FORESTIERE DE BASSE VALLE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GIROFLE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JACARAND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KERVEGUEN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table:style-name="ce6"/>
          <table:table-cell office:value-type="string" table:style-name="ce6">
            <text:p>LABOURDONNA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CHEMIN</text:p>
          </table:table-cell>
          <table:table-cell office:value-type="string" table:style-name="ce6">
            <text:p>SUR 19 ROUTE</text:p>
          </table:table-cell>
          <table:table-cell office:value-type="string" table:style-name="ce6">
            <text:p>LABOURDONNAI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PAILLE EN QUEU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table:style-name="ce6"/>
          <table:table-cell office:value-type="string" table:style-name="ce6">
            <text:p>QUERAUTRAI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OUTE</text:p>
          </table:table-cell>
          <table:table-cell office:value-type="string" table:style-name="ce6">
            <text:p>DE LA</text:p>
          </table:table-cell>
          <table:table-cell office:value-type="string" table:style-name="ce6">
            <text:p>RAVINE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S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6">
            <text:p>RUE</text:p>
          </table:table-cell>
          <table:table-cell office:value-type="string" table:style-name="ce6">
            <text:p>DES</text:p>
          </table:table-cell>
          <table:table-cell office:value-type="string" table:style-name="ce6">
            <text:p>ZINNIAS</text:p>
          </table:table-cell>
          <table:table-cell office:value-type="float" office:value="97442" table:style-name="ce5">
            <text:p>97442</text:p>
          </table:table-cell>
          <table:table-cell office:value-type="string" table:style-name="ce9">
            <text:p>T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10">
            <text:p>SAINT-PHILIPPE</text:p>
          </table:table-cell>
          <table:table-cell office:value-type="string" table:style-name="ce11">
            <text:p>RUE</text:p>
          </table:table-cell>
          <table:table-cell table:style-name="ce11"/>
          <table:table-cell office:value-type="string" table:style-name="ce11">
            <text:p>MARCEL CAZAL</text:p>
          </table:table-cell>
          <table:table-cell office:value-type="float" office:value="97442" table:style-name="ce5">
            <text:p>97442</text:p>
          </table:table-cell>
          <table:table-cell office:value-type="string" table:style-name="ce7">
            <text:p>T</text:p>
          </table:table-cell>
          <table:table-cell table:number-columns-repeated="16378" table:style-name="ce8"/>
        </table:table-row>
        <table:table-row table:number-rows-repeated="10483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landscape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style style:name="T1" style:family="text">
      <style:text-properties fo:color="#000000" style:font-name="Arial2" style:font-name-asian="Arial2" style:font-name-complex="Arial2" fo:font-size="10pt" style:font-size-asian="10pt" style:font-size-complex="10pt" style:font-family-generic="swiss"/>
    </style:style>
    <style:style style:name="T2" style:family="text">
      <style:text-properties fo:color="#000000" style:font-name="Arial2" style:font-name-asian="Arial2" style:font-name-complex="Arial2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Christophe ENGUEHARD</meta:initial-creator>
    <dc:creator>animateurs stjo</dc:creator>
    <meta:creation-date>2025-03-20T09:19:21Z</meta:creation-date>
    <dc:date>2025-04-30T08:19:49Z</dc:date>
    <meta:editing-cycles>4</meta:editing-cycles>
    <meta:editing-duration>PT556S</meta:editing-duration>
    <meta:user-defined meta:name="AppVersion">15.0000</meta:user-defined>
  </office:meta>
</office:document-meta>
</file>